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000000020EDE38626.png"/>
  <manifest:file-entry manifest:media-type="image/png" manifest:full-path="Pictures/100002000000002000000020BDA099F5.png"/>
  <manifest:file-entry manifest:media-type="image/png" manifest:full-path="Pictures/10000201000000780000006425A682CA.png"/>
  <manifest:file-entry manifest:media-type="image/png" manifest:full-path="Pictures/100002000000096000000374F8376F66.png"/>
  <manifest:file-entry manifest:media-type="image/png" manifest:full-path="Pictures/1000020100000078000000A0EE0185AB.png"/>
  <manifest:file-entry manifest:media-type="image/png" manifest:full-path="Pictures/1000020000000020000000204174F416.png"/>
  <manifest:file-entry manifest:media-type="image/png" manifest:full-path="Pictures/100002000000002000000020985F27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gradient" draw:fill-color="#cce3f0" draw:fill-gradient-name="Gradient_20_7" presentation:display-footer="true" presentation:display-page-number="false" presentation:display-date-time="true" smil:type="barWipe" smil:subtype="leftToRight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c0c0c0" draw:textarea-horizontal-align="left" draw:textarea-vertical-align="middle" draw:auto-grow-height="false" fo:padding-top="0.13cm" fo:padding-bottom="0.13cm" fo:padding-left="0.25cm" fo:padding-right="0.25cm" fo:wrap-option="wrap" draw:shadow="visible" draw:shadow-offset-x="0.1cm" draw:shadow-offset-y="0.1cm" draw:shadow-color="#808080" draw:shadow-opacity="100%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stroke-dash="Ultrafine_20_Dashed" svg:stroke-color="#ffff00" draw:fill="none" draw:fill-color="#c0c0c0" draw:opacity="25%" draw:textarea-horizontal-align="center" draw:textarea-vertical-align="middle" draw:shadow-opacity="25%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66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504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3.363cm" draw:shadow="hidden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606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418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192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6.18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253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8%" text:enable-numbering="false" fo:text-indent="0cm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199cm" fo:margin-right="0cm" fo:margin-top="0cm" fo:margin-bottom="0.374cm" fo:line-height="98%" text:enable-numbering="true" fo:text-indent="-0.9cm" style:line-break="strict"/>
    </style:style>
    <style:style style:name="P4" style:family="paragraph">
      <style:paragraph-properties fo:margin-left="2.398cm" fo:margin-right="0cm" fo:margin-top="0cm" fo:margin-bottom="0.401cm" fo:line-height="98%" text:enable-numbering="true" fo:text-indent="-0.798cm" style:line-break="strict"/>
    </style:style>
    <style:style style:name="P5" style:family="paragraph">
      <style:paragraph-properties fo:margin-left="1.199cm" fo:margin-right="0cm" fo:text-indent="-0.9cm" style:writing-mode="lr-tb"/>
      <style:text-properties fo:font-size="24pt" fo:language="sl" fo:country="SI" style:font-size-asian="24pt" style:font-size-complex="2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 style:writing-mode="lr-tb"/>
      <style:text-properties fo:font-size="40pt" fo:language="sl" fo:country="SI" style:font-size-asian="40pt" style:font-size-complex="40pt"/>
    </style:style>
    <style:style style:name="P11" style:family="paragraph">
      <style:paragraph-properties fo:margin-left="1.199cm" fo:margin-right="0cm" fo:text-indent="-0.9cm" style:writing-mode="lr-tb"/>
      <style:text-properties style:text-outline="false" fo:language="sl" fo:country="SI"/>
    </style:style>
    <style:style style:name="T1" style:family="text">
      <style:text-properties fo:language="en" fo:country="GB"/>
    </style:style>
    <style:style style:name="T2" style:family="text">
      <style:text-properties fo:font-size="24pt" fo:language="sl" fo:country="SI" style:font-size-asian="24pt" style:font-size-complex="24pt"/>
    </style:style>
    <style:style style:name="T3" style:family="text">
      <style:text-properties fo:color="#ffffff" style:text-outline="false" fo:font-size="24pt" fo:language="en" fo:country="GB" fo:text-shadow="1pt 1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size="24pt" fo:language="sl" fo:country="SI" fo:font-style="italic" style:text-underline-style="solid" style:text-underline-width="auto" style:text-underline-color="font-color" fo:font-weight="bold" style:font-size-asian="24pt" style:font-size-complex="24pt"/>
    </style:style>
    <style:style style:name="T5" style:family="text">
      <style:text-properties fo:font-size="24pt" fo:language="sl" fo:country="SI" fo:font-style="italic" fo:font-weight="bold" style:font-size-asian="24pt" style:font-size-complex="24pt"/>
    </style:style>
    <style:style style:name="T6" style:family="text">
      <style:text-properties fo:font-size="24pt" fo:language="sl" fo:country="SI" fo:font-weight="bold" style:font-size-asian="24pt" style:font-size-complex="24pt"/>
    </style:style>
    <style:style style:name="T7" style:family="text">
      <style:text-properties fo:language="en" fo:country="GB" fo:font-style="normal" fo:font-weight="normal"/>
    </style:style>
    <style:style style:name="T8" style:family="text">
      <style:text-properties fo:language="en" fo:country="GB" fo:font-style="italic" fo:font-weight="bold"/>
    </style:style>
    <style:style style:name="T9" style:family="text">
      <style:text-properties fo:font-size="24pt" fo:language="sl" fo:country="SI" fo:font-style="italic" style:font-size-asian="24pt" style:font-size-complex="24pt"/>
    </style:style>
    <style:style style:name="T10" style:family="text">
      <style:text-properties fo:font-size="24pt" fo:language="sl" fo:country="SI" fo:font-style="normal" style:font-size-asian="24pt" style:font-size-complex="24pt"/>
    </style:style>
    <style:style style:name="T11" style:family="text">
      <style:text-properties fo:font-size="40pt" fo:language="sl" fo:country="SI" fo:font-style="normal" fo:font-weight="normal" style:font-size-asian="40pt" style:font-size-complex="40pt"/>
    </style:style>
    <style:style style:name="T12" style:family="text">
      <style:text-properties style:text-outline="false" fo:language="sl" fo:country="SI"/>
    </style:style>
    <style:style style:name="T13" style:family="text">
      <style:text-properties fo:color="#ffffff" style:text-outline="false" fo:font-size="24pt" fo:language="sl" fo:country="SI" style:font-size-asian="24pt" style:font-size-complex="24pt"/>
    </style:style>
    <style:style style:name="T14" style:family="text">
      <style:text-properties fo:color="#ffffff" style:text-outline="false" fo:font-size="24pt" fo:language="en" fo:country="GB" fo:text-shadow="none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'Times New Roman'" style:font-family-generic="roman" style:font-pitch="variable" fo:color="#cce3f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cce3f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cce3f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cce3f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vod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1">OpenOffice.org 2.0</text:span></text:p>
          </draw:text-box>
        </draw:frame>
        <draw:frame presentation:style-name="pr2" draw:text-style-name="P5" draw:layer="layout" svg:width="25.201cm" svg:height="14.504cm" svg:x="1.397cm" svg:y="3.602cm" presentation:class="outline" presentation:user-transformed="true">
          <draw:text-box>
            <text:list text:style-name="L2">
              <text:list-item>
                <text:p text:style-name="P3"><text:span text:style-name="T2">Vse kar potrebujete od </text:span><text:span text:style-name="T3"><text:a xlink:href="#Paket">pisarniškega paketa</text:a>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Writer</text:span><text:span text:style-name="T2"> – urejevalnik besedil za ustvarjanje dinamičnih dokumentov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Calc</text:span><text:span text:style-name="T2"> – preglednica za analizo podatkov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Impress</text:span><text:span text:style-name="T2"> - za oblikovanje nepozabnih predstavitev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Draw</text:span><text:span text:style-name="T2"> – za izdelavo nazornih ilustraci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Base</text:span><text:span text:style-name="T2"> – enostaven dostop do zbirk podatkov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Podpira standardni zapis XML (</text:span><text:span text:style-name="T5">OpenDocument</text:span><text:span text:style-name="T2">), kot tudi zapise datotek drugih paketov (</text:span><text:span text:style-name="T5">MS-Office</text:span><text:span text:style-name="T6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Ustvarja dokumente v prenosljivem zapisu (.pdf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In še </text:span><text:span text:style-name="T3"><text:a xlink:href="#Zastonj">čisto zastonj je</text:a></text:span><text:span text:style-name="T2">!</text:span></text:p>
              </text:list-item>
            </text:list>
          </draw:text-box>
        </draw:frame>
        <draw:custom-shape draw:style-name="gr1" draw:text-style-name="P6" draw:layer="layout" svg:width="4.211cm" svg:height="1.186cm" svg:x="12.087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draw:rect draw:style-name="gr3" draw:text-style-name="P8" draw:layer="layout" svg:width="3.045cm" svg:height="0.89cm" svg:x="3.822cm" svg:y="4.969cm">
          <office:event-listeners>
            <presentation:event-listener script:event-name="dom:click" presentation:action="show" xlink:href="#Writer" xlink:type="simple" xlink:show="new" xlink:actuate="onRequest"/>
          </office:event-listeners>
          <text:p text:style-name="P9"/>
        </draw:rect>
        <draw:rect draw:style-name="gr3" draw:text-style-name="P8" draw:layer="layout" svg:width="1.995cm" svg:height="0.824cm" svg:x="3.801cm" svg:y="7.387cm">
          <office:event-listeners>
            <presentation:event-listener script:event-name="dom:click" presentation:action="show" xlink:href="#Calc" xlink:type="simple" xlink:show="new" xlink:actuate="onRequest"/>
          </office:event-listeners>
          <text:p text:style-name="P9"/>
        </draw:rect>
        <draw:rect draw:style-name="gr3" draw:text-style-name="P8" draw:layer="layout" svg:width="3.902cm" svg:height="0.742cm" svg:x="3.759cm" svg:y="8.813cm">
          <office:event-listeners>
            <presentation:event-listener script:event-name="dom:click" presentation:action="show" xlink:href="#Impress" xlink:type="simple" xlink:show="new" xlink:actuate="onRequest"/>
          </office:event-listeners>
          <text:p text:style-name="P9"/>
        </draw:rect>
        <draw:rect draw:style-name="gr3" draw:text-style-name="P8" draw:layer="layout" svg:width="2.682cm" svg:height="0.727cm" svg:x="3.717cm" svg:y="10.213cm">
          <office:event-listeners>
            <presentation:event-listener script:event-name="dom:click" presentation:action="show" xlink:href="#Draw" xlink:type="simple" xlink:show="new" xlink:actuate="onRequest"/>
          </office:event-listeners>
          <text:p text:style-name="P9"/>
        </draw:rect>
        <draw:rect draw:style-name="gr3" draw:text-style-name="P8" draw:layer="layout" svg:width="2.331cm" svg:height="0.861cm" svg:x="3.801cm" svg:y="11.465cm">
          <office:event-listeners>
            <presentation:event-listener script:event-name="dom:click" presentation:action="show" xlink:href="#Base" xlink:type="simple" xlink:show="new" xlink:actuate="onRequest"/>
          </office:event-listeners>
          <text:p text:style-name="P9"/>
        </draw:rect>
        <draw:rect draw:style-name="gr3" draw:text-style-name="P8" draw:layer="layout" svg:width="10cm" svg:height="0.851cm" svg:x="14cm" svg:y="3.691cm">
          <office:event-listeners>
            <presentation:event-listener script:event-name="dom:click" presentation:action="show" xlink:href="#Suite" xlink:type="simple" xlink:show="new" xlink:actuate="onRequest"/>
          </office:event-listeners>
          <text:p text:style-name="P9"/>
        </draw:rect>
        <draw:rect draw:style-name="gr3" draw:text-style-name="P8" draw:layer="layout" svg:width="6.72cm" svg:height="0.887cm" svg:x="5.963cm" svg:y="16.5cm">
          <office:event-listeners>
            <presentation:event-listener script:event-name="dom:click" presentation:action="show" xlink:href="#Free" xlink:type="simple" xlink:show="new" xlink:actuate="onRequest"/>
          </office:event-listeners>
          <text:p text:style-name="P9"/>
        </draw:rect>
        <presentation:notes draw:style-name="dp2">
          <office:forms form:automatic-focus="false" form:apply-design-mode="false"/>
          <draw:page-thumbnail draw:layer="layout" svg:width="14.847cm" svg:height="11.139cm" svg:x="3.074cm" svg:y="2.258cm" draw:page-number="1"/>
          <draw:frame presentation:style-name="pr3" draw:text-style-name="P9" draw:layer="layout" svg:width="16.797cm" svg:height="13.363cm" svg:x="2.098cm" svg:y="14.106cm" presentation:class="notes" presentation:placeholder="true" presentation:user-transformed="true">
            <draw:text-box/>
          </draw:frame>
        </presentation:notes>
      </draw:page>
      <draw:page draw:name="Write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7">OpenOffice.org</text:span><text:span text:style-name="T8"> writer</text:span></text:p>
          </draw:text-box>
        </draw:frame>
        <draw:frame presentation:style-name="pr4" draw:text-style-name="P5" draw:layer="layout" svg:width="25.201cm" svg:height="14.606cm" svg:x="1.397cm" svg:y="3.602cm" presentation:class="outline" presentation:user-transformed="true">
          <draw:text-box>
            <text:list text:style-name="L2">
              <text:list-item>
                <text:p text:style-name="P3"><text:span text:style-name="T2">Mogočen urejevalnik besedil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9">Čarovniki</text:span><text:span text:style-name="T2"> za ustvarjanje običajnih dokumentov, kot so pisma, faksi, dnevni redi, zapiski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Slogi in oblikovanje</text:span><text:span text:style-name="T2"> postavljajo moč slogovnih datotek v roke slehernega uporabnik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Slovar samopopravkov</text:span><text:span text:style-name="T2">, ki lahko preverja črkovanje med tipkanjem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Dopolnjevanje besed</text:span><text:span text:style-name="T2"> poenostavi tipkanj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Okviri z besedilom</text:span><text:span text:style-name="T2"> in </text:span><text:span text:style-name="T9">povezave</text:span><text:span text:style-name="T2"> za biltene, letake it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Kazalo vsebine, pojmov</text:span><text:span text:style-name="T2"> za zahtevne dokumen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Kompatibilen z zapisi </text:span><text:span text:style-name="T9">OpenDocument</text:span><text:span text:style-name="T2"> in </text:span><text:span text:style-name="T9">MS-Word .doc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2"/>
          <draw:frame presentation:style-name="pr3" draw:text-style-name="P9" draw:layer="layout" svg:width="16.797cm" svg:height="13.363cm" svg:x="2.098cm" svg:y="14.106cm" presentation:class="notes" presentation:placeholder="true" presentation:user-transformed="true">
            <draw:text-box/>
          </draw:frame>
        </presentation:notes>
      </draw:page>
      <draw:page draw:name="Zaslonska slika Writer" draw:style-name="dp1" draw:master-page-name="Default"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draw:frame draw:style-name="gr4" draw:text-style-name="P8" draw:layer="layout" svg:width="24.501cm" svg:height="17.097cm" svg:x="1.699cm" svg:y="0.978cm">
          <draw:image xlink:href="../transkit/Writer_sl.png" xlink:type="simple" xlink:show="embed" xlink:actuate="onLoad">
            <text:p text:style-name="P9"/>
          </draw:image>
        </draw:frame>
        <presentation:notes draw:style-name="dp2">
          <draw:page-thumbnail draw:layer="layout" svg:width="14.847cm" svg:height="11.139cm" svg:x="3.074cm" svg:y="2.258cm" draw:page-number="3"/>
          <draw:frame presentation:style-name="pr3" draw:text-style-name="P9" draw:layer="layout" svg:width="16.797cm" svg:height="13.363cm" svg:x="2.098cm" svg:y="14.106cm" presentation:class="notes" presentation:placeholder="true" presentation:user-transformed="true">
            <draw:text-box/>
          </draw:frame>
        </presentation:notes>
      </draw:page>
      <draw:page draw:name="Calc" draw:style-name="dp1" draw:master-page-name="Default" presentation:presentation-page-layout-name="AL1T1">
        <draw:frame presentation:style-name="pr5" draw:text-style-name="P2" draw:layer="layout" svg:width="25.201cm" svg:height="2.418cm" svg:x="1.397cm" svg:y="0.96cm" presentation:class="title" presentation:user-transformed="true">
          <draw:text-box>
            <text:p text:style-name="P1"><text:span text:style-name="T7">OpenOffice.org</text:span><text:span text:style-name="T8"> calc</text:span></text:p>
          </draw:text-box>
        </draw:frame>
        <draw:frame presentation:style-name="pr6" draw:text-style-name="P5" draw:layer="layout" svg:width="25.201cm" svg:height="15.192cm" svg:x="1.397cm" svg:y="3.602cm" presentation:class="outline" presentation:user-transformed="true">
          <draw:text-box>
            <text:list text:style-name="L2">
              <text:list-item>
                <text:p text:style-name="P3"><text:span text:style-name="T2">Polno funkcionalna preglednica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9">Formule v naravnem jeziku</text:span><text:span text:style-name="T2"> omogočajo ustvarjanje formul z besedami (npr. "prodaja - stroški"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Na stotine </text:span><text:span text:style-name="T9">funkcij preglednice</text:span><text:span text:style-name="T2"> z vgrajeno pomočjo izvedenc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Upravitelj scenarijev</text:span><text:span text:style-name="T2"> omogoča analizo "kaj če ..." s klikom na en sam gumb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Nadvse uporabna </text:span><text:span text:style-name="T9">grafika, </text:span><text:span text:style-name="T10">s katero iz številk izvlečete smis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Uporabite podatke iz zunanjih zbirk podatkov s tehnologijo </text:span><text:span text:style-name="T9">DataPilo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Kompatibilnost z zapisi datotek </text:span><text:span text:style-name="T9">OpenDocument</text:span><text:span text:style-name="T2"> in </text:span><text:span text:style-name="T9">MS-Excel .xls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4"/>
          <draw:frame presentation:style-name="pr3" draw:text-style-name="P9" draw:layer="layout" svg:width="16.797cm" svg:height="13.363cm" svg:x="2.098cm" svg:y="14.106cm" presentation:class="notes" presentation:placeholder="true" presentation:user-transformed="true">
            <draw:text-box/>
          </draw:frame>
        </presentation:notes>
      </draw:page>
      <draw:page draw:name="Zaslonska slika Calc" draw:style-name="dp1" draw:master-page-name="Default"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draw:frame draw:style-name="gr4" draw:text-style-name="P8" draw:layer="layout" svg:width="24.267cm" svg:height="17.392cm" svg:x="1.733cm" svg:y="0.641cm">
          <draw:image xlink:href="../transkit/Calc_sl.png" xlink:type="simple" xlink:show="embed" xlink:actuate="onLoad">
            <text:p text:style-name="P9"/>
          </draw:image>
        </draw:frame>
        <presentation:notes draw:style-name="dp2">
          <draw:page-thumbnail draw:layer="layout" svg:width="14.847cm" svg:height="11.139cm" svg:x="3.074cm" svg:y="2.258cm" draw:page-number="5"/>
          <draw:frame presentation:style-name="pr3" draw:text-style-name="P9" draw:layer="layout" svg:width="16.797cm" svg:height="13.363cm" svg:x="2.098cm" svg:y="14.106cm" presentation:class="notes" presentation:placeholder="true" presentation:user-transformed="true">
            <draw:text-box/>
          </draw:frame>
        </presentation:notes>
      </draw:page>
      <draw:page draw:name="Impress" draw:style-name="dp1" draw:master-page-name="Default" presentation:presentation-page-layout-name="AL1T1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7">OpenOffice.org</text:span><text:span text:style-name="T8"> impress</text:span></text:p>
          </draw:text-box>
        </draw:frame>
        <draw:frame presentation:style-name="pr7" draw:text-style-name="P5" draw:layer="layout" svg:width="25.201cm" svg:height="16.18cm" svg:x="1.397cm" svg:y="3.602cm" presentation:class="outline" presentation:user-transformed="true">
          <draw:text-box>
            <text:list text:style-name="L2">
              <text:list-item>
                <text:p text:style-name="P3"><text:span text:style-name="T2">Naredite vtis na občinstvo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9">Matrice</text:span><text:span text:style-name="T2"> in </text:span><text:span text:style-name="T9">Postavitve</text:span><text:span text:style-name="T2"> poenostavijo nalogo priprave gradiv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Podprta je celotna paleta pogledov: </text:span><text:span text:style-name="T9">navaden</text:span><text:span text:style-name="T2"> / </text:span><text:span text:style-name="T9">orisni</text:span><text:span text:style-name="T2"> / </text:span><text:span text:style-name="T9">pregledovalnik prosojnic</text:span><text:span text:style-name="T2"> / </text:span><text:span text:style-name="T9">opombe</text:span><text:span text:style-name="T2"> / </text:span><text:span text:style-name="T9">izročki, s katerimi zadovoljite vse potrebe predstaviteljev in občinstva</text:span><text:span text:style-name="T2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Za uporabo enostavna orodja za </text:span><text:span text:style-name="T9">risanje</text:span><text:span text:style-name="T2"> in </text:span><text:span text:style-name="T9">izdelavo diagramov</text:span><text:span text:style-name="T10">, s katerimi popestrite svojo predstavitev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Animacija</text:span><text:span text:style-name="T2"> in </text:span><text:span text:style-name="T9">učinki</text:span><text:span text:style-name="T2"> projekcije oživijo predstavitev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Fontworks</text:span><text:span text:style-name="T2"> ponuja osupljive slike 2D in 3D iz besedil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Kompatibilnost z zapisi datotek </text:span><text:span text:style-name="T9">OpenDocument</text:span><text:span text:style-name="T2"> in </text:span><text:span text:style-name="T9">MS-Powerpoint .ppt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6"/>
          <draw:frame presentation:style-name="pr3" draw:text-style-name="P9" draw:layer="layout" svg:width="16.797cm" svg:height="13.363cm" svg:x="2.098cm" svg:y="14.106cm" presentation:class="notes" presentation:placeholder="true" presentation:user-transformed="true">
            <draw:text-box/>
          </draw:frame>
        </presentation:notes>
      </draw:page>
      <draw:page draw:name="Zaslonska slika Impress" draw:style-name="dp3" draw:master-page-name="Default"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draw:frame draw:style-name="gr4" draw:text-style-name="P8" draw:layer="layout" svg:width="24.242cm" svg:height="16.649cm" svg:x="1.862cm" svg:y="1.151cm">
          <draw:image xlink:href="../transkit/Impress_sl.png" xlink:type="simple" xlink:show="embed" xlink:actuate="onLoad">
            <text:p text:style-name="P9"/>
          </draw:image>
        </draw:frame>
        <presentation:notes draw:style-name="dp2">
          <draw:page-thumbnail draw:layer="layout" svg:width="14.847cm" svg:height="11.139cm" svg:x="3.074cm" svg:y="2.258cm" draw:page-number="7"/>
          <draw:frame presentation:style-name="pr3" draw:text-style-name="P9" draw:layer="layout" svg:width="16.797cm" svg:height="13.363cm" svg:x="2.098cm" svg:y="14.106cm" presentation:class="notes" presentation:placeholder="true" presentation:user-transformed="true">
            <draw:text-box/>
          </draw:frame>
        </presentation:notes>
      </draw:page>
      <draw:page draw:name="Draw" draw:style-name="dp1" draw:master-page-name="Default" presentation:presentation-page-layout-name="AL1T1">
        <draw:frame presentation:style-name="pr5" draw:text-style-name="P2" draw:layer="layout" svg:width="25.201cm" svg:height="2.418cm" svg:x="1.397cm" svg:y="0.96cm" presentation:class="title" presentation:user-transformed="true">
          <draw:text-box>
            <text:p text:style-name="P1"><text:span text:style-name="T7">OpenOffice.org</text:span><text:span text:style-name="T8"> draw</text:span></text:p>
          </draw:text-box>
        </draw:frame>
        <draw:frame presentation:style-name="pr8" draw:text-style-name="P5" draw:layer="layout" svg:width="25.201cm" svg:height="14.253cm" svg:x="1.397cm" svg:y="3.603cm" presentation:class="outline" presentation:user-transformed="true">
          <draw:text-box>
            <text:list text:style-name="L2">
              <text:list-item>
                <text:p text:style-name="P3"><text:span text:style-name="T2">Izjemno grafično orodj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9">Dostop z enim klikom</text:span><text:span text:style-name="T2"> do pogostih predmetov risanj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Razporejajte predmete, sukajte v dveh ali treh dimenzijah s </text:span><text:span text:style-name="T9">Kontrolnikom 3D</text:span><text:span text:style-name="T2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Pametni konektorji</text:span><text:span text:style-name="T2"> za diagrame poteka, organigrame, mrežne diagrame it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Z visoko razvitim </text:span><text:span text:style-name="T9">upodabljanje</text:span><text:span text:style-name="T2"> za foto-realistične slik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Uvozite</text:span><text:span text:style-name="T2"> slike iz vseh priljubljenih zapisov (vključno z BMP, GIF, JPEG, PNG, TIFF in WMF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Shranite risbe v zapisu </text:span><text:span text:style-name="T9">OpenDocument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8"/>
          <draw:frame presentation:style-name="pr3" draw:text-style-name="P9" draw:layer="layout" svg:width="16.797cm" svg:height="13.363cm" svg:x="2.098cm" svg:y="14.106cm" presentation:class="notes" presentation:placeholder="true" presentation:user-transformed="true">
            <draw:text-box/>
          </draw:frame>
        </presentation:notes>
      </draw:page>
      <draw:page draw:name="Zaslonska slika Draw" draw:style-name="dp1" draw:master-page-name="Default"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draw:frame draw:style-name="gr4" draw:text-style-name="P8" draw:layer="layout" svg:width="25.38cm" svg:height="17.65cm" svg:x="1.42cm" svg:y="0.688cm">
          <draw:image xlink:href="../transkit/Draw_sl.png" xlink:type="simple" xlink:show="embed" xlink:actuate="onLoad">
            <text:p text:style-name="P9"/>
          </draw:image>
        </draw:frame>
        <presentation:notes draw:style-name="dp2">
          <draw:page-thumbnail draw:layer="layout" svg:width="14.847cm" svg:height="11.139cm" svg:x="3.074cm" svg:y="2.258cm" draw:page-number="9"/>
          <draw:frame presentation:style-name="pr3" draw:text-style-name="P9" draw:layer="layout" svg:width="16.797cm" svg:height="13.363cm" svg:x="2.098cm" svg:y="14.106cm" presentation:class="notes" presentation:placeholder="true" presentation:user-transformed="true">
            <draw:text-box/>
          </draw:frame>
        </presentation:notes>
      </draw:page>
      <draw:page draw:name="Base" draw:style-name="dp1" draw:master-page-name="Default" presentation:presentation-page-layout-name="AL1T1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7">OpenOffice.org</text:span><text:span text:style-name="T8"> base</text:span></text:p>
          </draw:text-box>
        </draw:frame>
        <draw:frame presentation:style-name="pr2" draw:text-style-name="P5" draw:layer="layout" svg:width="25.201cm" svg:height="14.958cm" svg:x="1.397cm" svg:y="3.602cm" presentation:class="outline" presentation:user-transformed="true">
          <draw:text-box>
            <text:list text:style-name="L2">
              <text:list-item>
                <text:p text:style-name="P3"><text:span text:style-name="T2">Poenostavljen dostop do zbirk podatkov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Uporabite </text:span><text:span text:style-name="T9">Čarovnike</text:span><text:span text:style-name="T2"> za ustvarjanje 'takojšnjih' aplikacij zbirke podatkov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Ogledujte tabelo v </text:span><text:span text:style-name="T9">urejevalni mreži</text:span><text:span text:style-name="T2"> in dodajajte, spreminjajte in brišite zapi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Povlecite in spustite </text:span><text:span text:style-name="T2">podatke v druge aplikacije OpenOffice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Ustvarite napredna </text:span><text:span text:style-name="T9">povpraševanje</text:span><text:span text:style-name="T2"> za prikaz podatkov v novi luči, vključno s povzetki in več-tabelarnimi pogled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Ustvarjajte in spreminjajte</text:span><text:span text:style-name="T2"> tabele in indek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Uporabite vgrajeno zbirko podatkov </text:span><text:span text:style-name="T9">HSQLDB</text:span><text:span text:style-name="T2"> ali obstoječe zbirke, ki podpirajo </text:span><text:span text:style-name="T9">ODBC</text:span><text:span text:style-name="T2"> ali </text:span><text:span text:style-name="T9">JDBC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10"/>
          <draw:frame presentation:style-name="pr3" draw:text-style-name="P9" draw:layer="layout" svg:width="16.797cm" svg:height="13.363cm" svg:x="2.098cm" svg:y="14.106cm" presentation:class="notes" presentation:placeholder="true" presentation:user-transformed="true">
            <draw:text-box/>
          </draw:frame>
        </presentation:notes>
      </draw:page>
      <draw:page draw:name="Zaslonska slika Base" draw:style-name="dp1" draw:master-page-name="Default" presentation:presentation-page-layout-name="AL2T19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1">OpenOffice.org </text:span><text:span text:style-name="T8">base</text:span></text:p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draw:frame draw:style-name="gr4" draw:text-style-name="P8" draw:layer="layout" svg:width="22.901cm" svg:height="14.74cm" svg:x="2.399cm" svg:y="3.301cm">
          <draw:image xlink:href="../transkit/Base_sl.png" xlink:type="simple" xlink:show="embed" xlink:actuate="onLoad">
            <text:p text:style-name="P9"/>
          </draw:image>
        </draw:frame>
        <presentation:notes draw:style-name="dp2">
          <draw:page-thumbnail draw:layer="layout" svg:width="14.847cm" svg:height="11.139cm" svg:x="3.074cm" svg:y="2.258cm" draw:page-number="11"/>
          <draw:frame presentation:style-name="pr3" draw:text-style-name="P9" draw:layer="layout" svg:width="16.797cm" svg:height="13.363cm" svg:x="2.098cm" svg:y="14.106cm" presentation:class="notes" presentation:placeholder="true" presentation:user-transformed="true">
            <draw:text-box/>
          </draw:frame>
        </presentation:notes>
      </draw:page>
      <draw:page draw:name="Paket" draw:style-name="dp1" draw:master-page-name="Default" presentation:presentation-page-layout-name="AL1T1">
        <draw:frame presentation:style-name="pr1" draw:text-style-name="P10" draw:layer="layout" svg:width="25.201cm" svg:height="2.669cm" svg:x="1.397cm" svg:y="0.838cm" presentation:class="title" presentation:user-transformed="true">
          <draw:text-box>
            <text:p text:style-name="P1"><text:span text:style-name="T11">Celovit pisarniški paket</text:span></text:p>
          </draw:text-box>
        </draw:frame>
        <draw:frame presentation:style-name="pr2" draw:text-style-name="P5" draw:layer="layout" svg:width="25.201cm" svg:height="14.504cm" svg:x="1.397cm" svg:y="3.602cm" presentation:class="outline" presentation:user-transformed="true">
          <draw:text-box>
            <text:list text:style-name="L2">
              <text:list-item>
                <text:p text:style-name="P3"><text:span text:style-name="T2">OpenOffice.org je bila oblikovana kot en sam paket – ne pa sestavljena iz zbirke pokupljenih paketov</text:span></text:p>
              </text:list-item>
            </text:list>
            <text:list text:style-name="L2">
              <text:list-item>
                <text:p text:style-name="P3"><text:span text:style-name="T2">Dosleden in za uporabo enostaven ‘videz in občutek’</text:span></text:p>
              </text:list-item>
            </text:list>
            <text:list text:style-name="L2">
              <text:list-item>
                <text:p text:style-name="P3"><text:span text:style-name="T2">Odprite kateri koli dokument v kateri koli aplikaciji</text:span></text:p>
              </text:list-item>
            </text:list>
            <text:list text:style-name="L2">
              <text:list-item>
                <text:p text:style-name="P3"><text:span text:style-name="T2">Skupna orodja ‘nauči se enkrat, uporabi povsod’, kot je sistem pomoči, Krmar in Slogi in oblikovanje</text:span></text:p>
              </text:list-item>
            </text:list>
            <text:list text:style-name="L2">
              <text:list-item>
                <text:p text:style-name="P3"><text:span text:style-name="T2">Podatke lahko enostavno prenašate med paketi</text:span></text:p>
              </text:list-item>
            </text:list>
            <text:list text:style-name="L2">
              <text:list-item>
                <text:p text:style-name="P3"><text:span text:style-name="T2">Z eno namestitvijo dobite vso pisarniško programsko opremo, ki jo potrebujete – brez prikritih stroškov v prihodnosti</text:span></text:p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12"/>
          <draw:frame presentation:style-name="pr3" draw:text-style-name="P9" draw:layer="layout" svg:width="16.797cm" svg:height="13.363cm" svg:x="2.098cm" svg:y="14.106cm" presentation:class="notes" presentation:placeholder="true" presentation:user-transformed="true">
            <draw:text-box/>
          </draw:frame>
        </presentation:notes>
      </draw:page>
      <draw:page draw:name="Zastonj" draw:style-name="dp1" draw:master-page-name="Default" presentation:presentation-page-layout-name="AL1T1">
        <office:forms form:automatic-focus="false" form:apply-design-mode="false"/>
        <draw:frame presentation:style-name="pr1" draw:text-style-name="P10" draw:layer="layout" svg:width="25.201cm" svg:height="2.669cm" svg:x="1.397cm" svg:y="0.838cm" presentation:class="title" presentation:user-transformed="true">
          <draw:text-box>
            <text:p text:style-name="P1"><text:span text:style-name="T11">Kako zastonj je ‘zastonj’?</text:span></text:p>
          </draw:text-box>
        </draw:frame>
        <draw:frame presentation:style-name="pr2" draw:text-style-name="P5" draw:layer="layout" svg:width="25.201cm" svg:height="14.504cm" svg:x="1.397cm" svg:y="3.602cm" presentation:class="outline" presentation:user-transformed="true">
          <draw:text-box>
            <text:list text:style-name="L2">
              <text:list-item>
                <text:p text:style-name="P3"><text:span text:style-name="T2">Brezplačna uporaba - npr. prenos s spleta</text:span></text:p>
              </text:list-item>
            </text:list>
            <text:list text:style-name="L2">
              <text:list-item>
                <text:p text:style-name="P3"><text:span text:style-name="T2">Brez licenčnin</text:span></text:p>
              </text:list-item>
            </text:list>
            <text:list text:style-name="L2">
              <text:list-item>
                <text:p text:style-name="P3"><text:span text:style-name="T2">Brezplačno razširjanje prijateljem, družinskim članom, zaposlenim, študentom ...</text:span></text:p>
              </text:list-item>
            </text:list>
            <text:list text:style-name="L2">
              <text:list-item>
                <text:p text:style-name="P3"><text:span text:style-name="T2">Svobodna izbira računalnika, ki ga uporabljate: sistemi Microsoft, Linux, Sun Solaris in Mac OS X pod X11</text:span></text:p>
              </text:list-item>
            </text:list>
            <text:list text:style-name="L2">
              <text:list-item>
                <text:p text:style-name="P3"><text:span text:style-name="T2">Osvobodite svoj trdi disk – dokumenti v zapisu Microsoft Office zavzamejo dvakrat toliko prostora na disku!</text:span></text:p>
              </text:list-item>
            </text:list>
            <text:list text:style-name="L2">
              <text:list-item>
                <text:p text:style-name="P3"><text:span text:style-name="T2">Razvijalci lahko svobodno nadgrajujete z odprto kodo, objavljenimi API-ji in zapisi datotek</text:span></text:p>
              </text:list-item>
            </text:list>
            <text:list text:style-name="L2">
              <text:list-item>
                <text:p text:style-name="P3"><text:span text:style-name="T2">Svoboda uporabe svojih starih datotek Microsoft Office</text:span></text:p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13"/>
          <draw:frame presentation:style-name="pr3" draw:text-style-name="P9" draw:layer="layout" svg:width="16.797cm" svg:height="13.363cm" svg:x="2.098cm" svg:y="14.106cm" presentation:class="notes" presentation:placeholder="true" presentation:user-transformed="true">
            <draw:text-box/>
          </draw:frame>
        </presentation:notes>
      </draw:page>
      <draw:page draw:name="Uporabite OpenOffice.org" draw:style-name="dp1" draw:master-page-name="Default" presentation:presentation-page-layout-name="AL1T1">
        <office:forms form:automatic-focus="false" form:apply-design-mode="false"/>
        <draw:frame presentation:style-name="pr1" draw:text-style-name="P10" draw:layer="layout" svg:width="25.201cm" svg:height="2.669cm" svg:x="1.397cm" svg:y="0.838cm" presentation:class="title" presentation:user-transformed="true">
          <draw:text-box>
            <text:p text:style-name="P1"><text:span text:style-name="T11">Izberite OpenOffice.org</text:span></text:p>
          </draw:text-box>
        </draw:frame>
        <draw:frame presentation:style-name="pr2" draw:text-style-name="P11" draw:layer="layout" svg:width="25.201cm" svg:height="14.504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2">Prenesite z </text:span><text:span text:style-name="T13">naslova</text:span><text:span text:style-name="T12"> </text:span><text:span text:style-name="T14"><text:a xlink:href="http://sl.openoffice.org/">http://sl.openoffice.org/</text:a></text:span><text:span text:style-name="T12"> ali krajevnih zrcalnih strežnikov.</text:span></text:p>
              </text:list-item>
            </text:list>
            <text:list text:style-name="L2">
              <text:list-item>
                <text:p text:style-name="P3"><text:span text:style-name="T12">Domači distributerji CD (glej spletno stran)</text:span></text:p>
              </text:list-item>
            </text:list>
            <text:list text:style-name="L2">
              <text:list-item>
                <text:p text:style-name="P3"><text:span text:style-name="T12">Opazujte naslovnice revij ipd.</text:span></text:p>
              </text:list-item>
            </text:list>
            <text:list text:style-name="L2">
              <text:list-item>
                <text:p text:style-name="P3"><text:span text:style-name="T12">Vprašajte svoje prijatelje!</text:span></text:p>
              </text:list-item>
            </text:list>
            <text:list text:style-name="L2">
              <text:list-item>
                <text:p text:style-name="P3"><text:span text:style-name="T12">Brezplačno vključen v številne distribucije Linuxa.</text:span></text:p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14"/>
          <draw:frame presentation:style-name="pr3" draw:text-style-name="P9" draw:layer="layout" svg:width="16.797cm" svg:height="13.363cm" svg:x="2.098cm" svg:y="14.106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348c" draw:end-color="#cce3f0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Bitstream Vera Sans'" style:font-family-generic="swiss" style:font-pitch="variable" fo:font-size="40pt" fo:font-style="normal" fo:text-shadow="1pt 1pt" style:text-underline-style="none" fo:font-weight="normal" style:font-family-asian="'MS Gothic'" style:font-pitch-asian="variable" style:font-size-asian="40pt" style:font-style-asian="normal" style:font-weight-asian="normal" style:font-family-complex="'MS Gothic'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Bitstream Vera Sans'" style:font-family-generic="swiss" style:font-pitch="variable" fo:font-size="28pt" fo:font-style="normal" fo:text-shadow="1pt 1pt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color="#cce3f0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family-complex="'MS Gothic'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'Times New Roman'" style:font-family-generic="roman" style:font-pitch="variable" fo:color="#cce3f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cce3f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cce3f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cce3f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cce3f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cce3f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cce3f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cce3f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7cm" fo:margin-right="0cm" fo:margin-top="0cm" fo:margin-bottom="0.373cm" fo:line-height="98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ffffff" style:text-outline="false" style:text-line-through-style="none" style:text-position="0% 100%" fo:font-family="'Bitstream Vera Sans'" style:font-family-generic="swiss" style:font-pitch="variable" fo:font-size="24pt" fo:font-style="normal" fo:text-shadow="1pt 1pt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.401cm" fo:line-height="98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4pt" fo:font-style="normal" fo:text-shadow="1pt 1pt" style:text-underline-style="none" fo:font-weight="normal" style:font-family-asian="'MS Gothic'" style:font-pitch-asian="variable" style:font-size-asian="24pt" style:font-family-complex="'MS Gothic'" style:font-pitch-complex="variable" style:font-size-complex="24pt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.299cm" fo:line-height="98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.202cm" fo:line-height="98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2pt" fo:font-style="normal" fo:text-shadow="1pt 1pt" style:text-underline-style="none" fo:font-weight="normal" style:font-family-asian="'MS Gothic'" style:font-pitch-asian="variable" style:font-size-asian="22pt" style:font-family-complex="'MS Gothic'" style:font-pitch-complex="variable" style:font-size-complex="22pt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gradient" draw:fill-color="#cce3f0" draw:fill-gradient-name="Gradient_20_7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3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0.998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left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left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right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98%" fo:text-align="center" text:enable-numbering="false" fo:text-indent="0cm" style:line-break="strict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line-height="98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98%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348c" fo:font-family="'Bitstream Vera Sans'" style:font-family-generic="swiss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  <draw:frame draw:style-name="gr1" draw:text-style-name="P2" draw:layer="backgroundobjects" svg:width="9.113cm" svg:height="1.484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9.113cm" svg:height="1.484cm" svg:x="11.886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9.113cm" svg:height="1.484cm" svg:x="0cm" svg:y="28.21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9.113cm" svg:height="1.484cm" svg:x="11.886cm" svg:y="28.215cm">
        <draw:text-box>
          <text:p text:style-name="P3"><text:span text:style-name="T1"><text:page-number>&lt;številka&gt;</text:page-number></text:span></text:p>
        </draw:text-box>
      </draw:frame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</style:handout-master>
    <style:master-page style:name="Default" style:page-layout-name="PM1" draw:style-name="dp1">
      <draw:frame presentation:style-name="Default-title" draw:layer="backgroundobjects" svg:width="25.197cm" svg:height="2.66cm" svg:x="1.397cm" svg:y="0.837cm" presentation:class="title" presentation:placeholder="true">
        <draw:text-box/>
      </draw:frame>
      <draw:frame presentation:style-name="Default-outline1" draw:layer="backgroundobjects" svg:width="25.197cm" svg:height="14.496cm" svg:x="1.397cm" svg:y="3.602cm" presentation:class="outline" presentation:placeholder="true">
        <draw:text-box/>
      </draw:frame>
      <draw:frame presentation:style-name="pr1" draw:text-style-name="P5" draw:layer="backgroundobjects" svg:width="4.498cm" svg:height="1.236cm" svg:x="11.999cm" svg:y="19.34cm" presentation:class="footer">
        <draw:text-box>
          <text:p text:style-name="P5"><text:span text:style-name="T2"><presentation:footer/></text:span></text:p>
        </draw:text-box>
      </draw:frame>
      <draw:frame presentation:style-name="pr2" draw:text-style-name="P6" draw:layer="backgroundobjects" svg:width="2.999cm" svg:height="0.997cm" svg:x="20.2cm" svg:y="19.5cm" presentation:class="page-number">
        <draw:text-box>
          <text:p text:style-name="P6"><text:span text:style-name="T2"><text:page-number>&lt;številka&gt;</text:page-number></text:span></text:p>
        </draw:text-box>
      </draw:frame>
      <draw:frame draw:style-name="gr3" draw:text-style-name="P7" draw:layer="backgroundobjects" svg:width="6.244cm" svg:height="2.302cm" svg:x="0.256cm" svg:y="18.499cm">
        <draw:image xlink:href="Pictures/100002000000096000000374F8376F66.png" xlink:type="simple" xlink:show="embed" xlink:actuate="onLoad">
          <text:p text:style-name="P1"/>
        </draw:image>
        <office:event-listeners>
          <presentation:event-listener script:event-name="dom:click" presentation:action="show" xlink:href="http://www.openoffice.org/" xlink:type="simple" xlink:show="new" xlink:actuate="onRequest"/>
        </office:event-listeners>
      </draw:frame>
      <draw:frame draw:style-name="gr3" draw:text-style-name="P7" draw:layer="backgroundobjects" svg:width="2.743cm" svg:height="2.285cm" svg:x="23.799cm" svg:y="18.666cm">
        <draw:image xlink:href="Pictures/10000201000000780000006425A682CA.png" xlink:type="simple" xlink:show="embed" xlink:actuate="onLoad">
          <text:p text:style-name="P1"/>
        </draw:image>
        <office:event-listeners>
          <presentation:event-listener script:event-name="dom:click" presentation:action="show" xlink:href="http://www.opensource.org/" xlink:type="simple" xlink:show="new" xlink:actuate="onRequest"/>
        </office:event-listeners>
      </draw:frame>
      <draw:frame draw:style-name="gr3" draw:text-style-name="P7" draw:layer="backgroundobjects" svg:width="1.676cm" svg:height="2.232cm" svg:x="26.323cm" svg:y="18.666cm">
        <draw:image xlink:href="Pictures/1000020100000078000000A0EE0185AB.png" xlink:type="simple" xlink:show="embed" xlink:actuate="onLoad">
          <text:p text:style-name="P1"/>
        </draw:image>
        <office:event-listeners>
          <presentation:event-listener script:event-name="dom:click" presentation:action="show" xlink:href="http://www.oasis-open.org/" xlink:type="simple" xlink:show="new" xlink:actuate="onRequest"/>
        </office:event-listeners>
      </draw:frame>
      <presentation:notes style:page-layout-name="PM0">
        <draw:rect draw:style-name="gr4" draw:text-style-name="P8" draw:layer="backgroundobjects" svg:width="21cm" svg:height="29.7cm" svg:x="0cm" svg:y="0cm">
          <text:p text:style-name="P1"/>
        </draw:rect>
        <draw:page-thumbnail presentation:style-name="Default-title" draw:layer="backgroundobjects" svg:width="14.843cm" svg:height="11.135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pr3" draw:text-style-name="P9" draw:layer="backgroundobjects" svg:width="9.11cm" svg:height="1.483cm" svg:x="0cm" svg:y="0cm" presentation:class="header">
          <draw:text-box>
            <text:p text:style-name="P9"><text:span text:style-name="T2"><presentation:header/></text:span></text:p>
          </draw:text-box>
        </draw:frame>
        <draw:frame presentation:style-name="pr4" draw:text-style-name="P6" draw:layer="backgroundobjects" svg:width="9.111cm" svg:height="1.483cm" svg:x="11.883cm" svg:y="0cm" presentation:class="date-time">
          <draw:text-box>
            <text:p text:style-name="P6"><text:span text:style-name="T2"><presentation:date-time/></text:span></text:p>
          </draw:text-box>
        </draw:frame>
        <draw:frame presentation:style-name="pr5" draw:text-style-name="P9" draw:layer="backgroundobjects" svg:width="9.11cm" svg:height="1.483cm" svg:x="0cm" svg:y="28.212cm" presentation:class="footer">
          <draw:text-box>
            <text:p text:style-name="P9"><text:span text:style-name="T2"><presentation:footer/></text:span></text:p>
          </draw:text-box>
        </draw:frame>
        <draw:frame presentation:style-name="pr6" draw:text-style-name="P6" draw:layer="backgroundobjects" svg:width="9.111cm" svg:height="1.483cm" svg:x="11.883cm" svg:y="28.212cm" presentation:class="page-number">
          <draw:text-box>
            <text:p text:style-name="P6"><text:span text:style-name="T2"><text:page-number>&lt;številk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dc:title>Predstavitev OpenOffice.org 2.0</dc:title>
    <dc:description>Vsebina tega dokumenta je izdana pod Licenco javne dokumentacije različice 1.0 ("licenca"); ta dokument lahko uporabljate le pod pogojem, da se strinjate s pogoji te licence. Kopija licence je na voljo na spletnih straneh skupnosti OpenOffice.org: http://www.openoffice.org/licenses/PDL.html

Začetni pisec izvirnika je John McCreesh za projekt marketinga OpenOffice.org Copyright (c) 2005. Vse pravice pridržane. (Stik začetnega pisca: jpmcc@openoffice.org).</dc:description>
    <meta:creation-date>2005-06-21T22:03:22</meta:creation-date>
    <dc:creator>Martin Srebotnjak</dc:creator>
    <dc:date>2006-05-15T15:37:42</dc:date>
    <meta:print-date>2005-06-21T22:03:22</meta:print-date>
    <dc:language>en-US</dc:language>
    <meta:editing-cycles>31</meta:editing-cycles>
    <meta:editing-duration>PT3H25M0S</meta:editing-duration>
    <meta:user-defined meta:name="Info 1"/>
    <meta:user-defined meta:name="Info 2"/>
    <meta:user-defined meta:name="Info 3"/>
    <meta:user-defined meta:name="Info 4"/>
    <meta:document-statistic meta:object-count="159"/>
  </office:meta>
</office:document-meta>
</file>